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</office:automatic-styles>
  <office:body>
    <office:spreadsheet>
      <table:table table:name="Ordenan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enera ficheros CSB.19 con las remesas definidas en este fichero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ombre Ordenante</text:p>
          </table:table-cell>
          <table:table-cell table:style-name="ce1" office:value-type="string" calcext:value-type="string">
            <text:p>NamaOrden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CIF ordenante</text:p>
          </table:table-cell>
          <table:table-cell table:style-name="ce1" office:value-type="string" calcext:value-type="string">
            <text:p>J011XXXXX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Entidad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Cuenta</text:p>
          </table:table-cell>
        </table:table-row>
        <table:table-row table:style-name="ro1">
          <table:table-cell table:style-name="ce1" office:value-type="string" calcext:value-type="string">
            <text:p>cuenta abono de abono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5678" calcext:value-type="float">
            <text:p>56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76543220" calcext:value-type="float">
            <text:p>9876543220</text:p>
          </table:table-cell>
        </table:table-row>
        <table:table-row table:style-name="ro1">
          <table:table-cell table:style-name="ce1" office:value-type="string" calcext:value-type="string">
            <text:p>Fecha Cargo</text:p>
          </table:table-cell>
          <table:table-cell table:style-name="ce2" office:value-type="string" calcext:value-type="string">
            <text:p>18/02/2015</text:p>
          </table:table-cell>
          <table:table-cell table:number-columns-repeated="3"/>
        </table:table-row>
        <table:table-row table:style-name="ro2" table:number-rows-repeated="14">
          <table:table-cell table:number-columns-repeated="5"/>
        </table:table-row>
        <table:table-row table:style-name="ro2">
          <table:table-cell office:value-type="string" calcext:value-type="string">
            <text:p>adeudo</text:p>
          </table:table-cell>
          <table:table-cell table:number-columns-repeated="4"/>
        </table:table-row>
      </table:table>
      <table:table table:name="Clientes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12345678901234567890</text:p>
          </table:table-cell>
          <table:table-cell office:value-type="string" calcext:value-type="string">
            <text:p>ALQUILER 12</text:p>
          </table:table-cell>
          <table:table-cell table:formula="of:=[.G2]+[.H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G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string" calcext:value-type="string">
            <text:p>12345678901234567890</text:p>
          </table:table-cell>
          <table:table-cell office:value-type="string" calcext:value-type="string">
            <text:p>ALQUILER 13</text:p>
          </table:table-cell>
          <table:table-cell table:formula="of:=[.G3]+[.H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G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string" calcext:value-type="string">
            <text:p>12345678901234567890</text:p>
          </table:table-cell>
          <table:table-cell office:value-type="string" calcext:value-type="string">
            <text:p>ALQUILER 14</text:p>
          </table:table-cell>
          <table:table-cell table:formula="of:=[.G4]+[.H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G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string" calcext:value-type="string">
            <text:p>12345678901234567890</text:p>
          </table:table-cell>
          <table:table-cell office:value-type="string" calcext:value-type="string">
            <text:p>ALQUILER 15</text:p>
          </table:table-cell>
          <table:table-cell table:formula="of:=[.G5]+[.H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G5]*0.21" office:value-type="float" office:value="88.62" calcext:value-type="float">
            <text:p>88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6:16:43.960961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2-18T16:30:11.153331230</dc:date>
    <meta:editing-duration>PT21M55S</meta:editing-duration>
    <meta:editing-cycles>18</meta:editing-cycles>
    <meta:generator>LibreOffice/4.2.7.2$Linux_X86_64 LibreOffice_project/420m0$Build-2</meta:generator>
    <meta:document-statistic meta:table-count="2" meta:cell-count="57" meta:object-count="0"/>
  </office:meta>
</office:document-meta>
</file>